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4.268cm"/>
    </style:style>
    <style:style style:name="gr8" style:family="graphic" style:parent-style-name="standard">
      <style:graphic-properties draw:stroke="none" draw:fill="none" fo:min-height="12.089cm"/>
    </style:style>
    <style:style style:name="gr9" style:family="graphic" style:parent-style-name="standard">
      <style:graphic-properties draw:stroke="none" draw:fill="none" fo:min-height="7.35cm"/>
    </style:style>
    <style:style style:name="gr10" style:family="graphic" style:parent-style-name="standard">
      <style:graphic-properties draw:stroke="none" draw:fill="none" fo:min-height="1.9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objectwithoutfill">
      <style:graphic-properties svg:stroke-width="0.2cm" svg:stroke-color="#ffffff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draw:fill="none" fo:min-height="15.733cm"/>
    </style:style>
    <style:style style:name="gr14" style:family="graphic" style:parent-style-name="standard">
      <style:graphic-properties draw:stroke="none" draw:fill="none" fo:min-height="2.363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1.93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title">
      <style:graphic-properties draw:auto-grow-height="true" fo:min-height="3.506cm"/>
    </style:style>
    <style:style style:name="P1" style:family="paragraph">
      <style:text-properties fo:font-size="55pt" style:font-size-asian="55pt" style:font-size-complex="55pt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text-properties fo:font-size="20pt"/>
    </style:style>
    <style:style style:name="P8" style:family="paragraph">
      <style:text-properties fo:font-size="23pt" style:font-size-asian="23pt" style:font-size-complex="23pt"/>
    </style:style>
    <style:style style:name="P9" style:family="paragraph">
      <style:paragraph-properties fo:text-align="center"/>
      <style:text-properties fo:font-size="55pt" style:font-size-asian="55pt" style:font-size-complex="55pt"/>
    </style:style>
    <style:style style:name="P10" style:family="paragraph">
      <style:text-properties fo:font-size="25pt" style:font-size-asian="25pt" style:font-size-complex="25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25pt"/>
    </style:style>
    <style:style style:name="P13" style:family="paragraph">
      <style:paragraph-properties fo:text-align="center"/>
      <style:text-properties fo:font-size="40pt"/>
    </style:style>
    <style:style style:name="P14" style:family="paragraph">
      <style:paragraph-properties fo:text-align="center"/>
      <style:text-properties fo:font-size="40pt" style:font-size-asian="40pt" style:font-size-complex="40pt"/>
    </style:style>
    <style:style style:name="P15" style:family="paragraph">
      <style:text-properties fo:font-size="30pt"/>
    </style:style>
    <style:style style:name="P16" style:family="paragraph">
      <style:text-properties fo:font-size="22pt" style:font-size-asian="22pt" style:font-size-complex="22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3pt" style:font-size-asian="23pt" style:font-size-complex="23pt"/>
    </style:style>
    <style:style style:name="T5" style:family="text">
      <style:text-properties fo:color="#ff0000" fo:font-size="23pt" style:font-size-asian="23pt" style:font-size-complex="23pt"/>
    </style:style>
    <style:style style:name="T6" style:family="text">
      <style:text-properties fo:color="#dc2300" fo:font-size="23pt" style:font-size-asian="23pt" style:font-size-complex="23pt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color="#ff0000" fo:font-size="25pt" style:font-size-asian="25pt" style:font-size-complex="25pt"/>
    </style:style>
    <style:style style:name="T9" style:family="text">
      <style:text-properties fo:color="#ffffff" fo:font-size="25pt" style:font-size-asian="25pt" style:font-size-complex="25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9966cc" fo:font-size="25pt" style:font-size-asian="25pt" style:font-size-complex="25pt"/>
    </style:style>
    <style:style style:name="T13" style:family="text">
      <style:text-properties fo:color="#eb613d" fo:font-size="25pt" style:font-size-asian="25pt" style:font-size-complex="25pt"/>
    </style:style>
    <style:style style:name="T14" style:family="text">
      <style:text-properties fo:color="#ff0000" fo:font-size="55pt" style:font-size-asian="55pt" style:font-size-complex="55pt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25.8cm" svg:height="2.6cm" svg:x="0.4cm" svg:y="7.2cm">
          <draw:text-box>
            <text:p><text:span text:style-name="T1">From Objective-C to Xamarin</text:span></text:p>
          </draw:text-box>
        </draw:frame>
        <draw:frame draw:style-name="gr2" draw:text-style-name="P2" draw:layer="layout" svg:width="21.2cm" svg:height="1.631cm" svg:x="6.6cm" svg:y="9.8cm">
          <draw:text-box>
            <text:p><text:span text:style-name="T2">First impressions and common pitfalls</text:span></text:p>
          </draw:text-box>
        </draw:frame>
        <draw:frame draw:style-name="gr2" draw:text-style-name="P4" draw:layer="layout" svg:width="21.2cm" svg:height="2.613cm" svg:x="6.4cm" svg:y="17.187cm">
          <draw:text-box>
            <text:p text:style-name="P3"><text:span text:style-name="T3">Alexander Dodatko</text:span></text:p>
            <text:p text:style-name="P3"><text:span text:style-name="T3">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1" draw:text-style-name="P1" draw:layer="layout" svg:width="25.8cm" svg:height="2.6cm" svg:x="0.6cm" svg:y="9.4cm">
          <draw:text-box>
            <text:p><text:span text:style-name="T1">Xamarin == C# for Mobi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4" draw:text-style-name="P5" draw:layer="layout" svg:width="13.33cm" svg:height="20cm" svg:x="7.6cm" svg:y="0.6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1" draw:text-style-name="P1" draw:layer="layout" svg:width="12.4cm" svg:height="2.6cm" svg:x="7.8cm" svg:y="9.4cm">
          <draw:text-box>
            <text:p><text:span text:style-name="T1">Shared Logic</text:span></text:p>
          </draw:text-box>
        </draw:frame>
        <draw:frame draw:style-name="gr4" draw:text-style-name="P5" draw:layer="layout" svg:width="4.444cm" svg:height="6.667cm" svg:x="23.2cm" svg:y="0.333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4" draw:text-style-name="P5" draw:layer="layout" svg:width="28cm" svg:height="15.51cm" svg:x="0cm" svg:y="1.78cm">
          <draw:image xlink:href="../images/1-ConceptualArchitecture.png" xlink:type="simple" xlink:show="embed" xlink:actuate="onLoad">
            <text:p/>
          </draw:image>
        </draw:frame>
        <draw:frame draw:style-name="gr5" draw:text-style-name="P6" draw:layer="layout" svg:width="6.103cm" svg:height="2.613cm" svg:x="21.497cm" svg:y="17.987cm">
          <draw:text-box>
            <text:p><text:span text:style-name="T3">http://bit.ly/1xV1AT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6" draw:text-style-name="P5" draw:layer="layout" svg:width="6.772cm" svg:height="6.772cm" svg:x="0.828cm" svg:y="7cm">
          <draw:image xlink:href="../images/6-NetworkIcon.png" xlink:type="simple" xlink:show="embed" xlink:actuate="onLoad">
            <text:p/>
          </draw:image>
        </draw:frame>
        <draw:frame draw:style-name="gr6" draw:text-style-name="P5" draw:layer="layout" svg:width="7.053cm" svg:height="7.053cm" svg:x="10.147cm" svg:y="6.6cm">
          <draw:image xlink:href="../images/7-CoreDataIcon.png" xlink:type="simple" xlink:show="embed" xlink:actuate="onLoad">
            <text:p/>
          </draw:image>
        </draw:frame>
        <draw:frame draw:style-name="gr6" draw:text-style-name="P5" draw:layer="layout" svg:width="7.2cm" svg:height="11.8cm" svg:x="19.6cm" svg:y="4.4cm">
          <draw:image xlink:href="../images/6-Kostil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1" draw:layer="layout" svg:width="27.3cm" svg:height="2.6cm" svg:x="0.1cm" svg:y="7.4cm">
          <draw:text-box>
            <text:p><text:span text:style-name="T1">PCL - Portable Class Libraries</text:span></text:p>
          </draw:text-box>
        </draw:frame>
        <draw:frame draw:style-name="gr2" draw:text-style-name="P2" draw:layer="layout" svg:width="21.2cm" svg:height="1.631cm" svg:x="6.6cm" svg:y="9.801cm">
          <draw:text-box>
            <text:p text:style-name="P3"><text:span text:style-name="T2">A standard by M$ and Xamar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1" draw:layer="layout" svg:width="15.8cm" svg:height="2.6cm" svg:x="6.4cm" svg:y="9cm">
          <draw:text-box>
            <text:p><text:span text:style-name="T1">Native UI and UX</text:span></text:p>
          </draw:text-box>
        </draw:frame>
        <draw:frame draw:style-name="gr4" draw:text-style-name="P5" draw:layer="layout" svg:width="4.444cm" svg:height="6.667cm" svg:x="23.156cm" svg:y="0.4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4" draw:text-style-name="P5" draw:layer="layout" svg:width="21cm" svg:height="21cm" svg:x="3.7cm" svg:y="0cm">
          <draw:image xlink:href="../images/2-ModernDanc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Modern Language</text:span></text:p>
          </draw:text-box>
        </draw:frame>
        <draw:frame draw:style-name="gr4" draw:text-style-name="P5" draw:layer="layout" svg:width="4.444cm" svg:height="6.667cm" svg:x="23.201cm" svg:y="1.009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3" draw:layer="layout" svg:width="25.199cm" svg:height="12.18cm" svg:x="1.4cm" svg:y="6.414cm" presentation:class="outline" presentation:user-transformed="true">
          <draw:text-box>
            <text:list text:style-name="L2">
              <text:list-item>
                <text:p>Closures</text:p>
              </text:list-item>
              <text:list-item>
                <text:p>Optionals</text:p>
              </text:list-item>
              <text:list-item>
                <text:p>Namespaces</text:p>
              </text:list-item>
              <text:list-item>
                <text:p>Generics</text:p>
              </text:list-item>
              <text:list-item>
                <text:p>Type Safety</text:p>
              </text:list-item>
              <text:list-item>
                <text:p>Functional </text:p>
              </text:list-item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s Good as Swif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9">
        <draw:frame draw:style-name="gr6" draw:text-style-name="P5" draw:layer="layout" svg:width="12.09cm" svg:height="15cm" svg:x="8cm" svg:y="5.2cm">
          <draw:image xlink:href="../images/3-Robot_Hell.jp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Callback Hell</text:span></text:p>
          </draw:text-box>
        </draw:frame>
        <draw:frame draw:style-name="gr5" draw:text-style-name="P6" draw:layer="layout" svg:width="5.8cm" svg:height="2.613cm" svg:x="21.2cm" svg:y="17.2cm">
          <draw:text-box>
            <text:p><text:span text:style-name="T3">http://bit.ly/11suEX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6" draw:text-style-name="P5" draw:layer="layout" svg:width="28cm" svg:height="12.86cm" svg:x="0cm" svg:y="4.22cm">
          <draw:image xlink:href="../images/5-CodeWithCallbacks.png" xlink:type="simple" xlink:show="embed" xlink:actuate="onLoad">
            <text:p/>
          </draw:image>
        </draw:frame>
        <draw:frame draw:style-name="gr5" draw:text-style-name="P6" draw:layer="layout" svg:width="5.8cm" svg:height="2.613cm" svg:x="21.6cm" svg:y="17.987cm">
          <draw:text-box>
            <text:p><text:span text:style-name="T3">http://bit.ly/1ryzV4Z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6" draw:text-style-name="P5" draw:layer="layout" svg:width="25cm" svg:height="14.56cm" svg:x="1.6cm" svg:y="3.2cm">
          <draw:image xlink:href="../images/4-solve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Async/Awa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7" draw:text-style-name="P8" draw:layer="layout" svg:width="27.6cm" svg:height="5.717cm" svg:x="0cm" svg:y="7.372cm">
          <draw:text-box>
            <text:p><text:span text:style-name="T4">public interface IRestApiCallTasks&lt;TRequest, THttpResult, TResult&gt;</text:span></text:p>
            <text:p><text:span text:style-name="T4">{</text:span></text:p>
            <text:p><text:span text:style-name="T4"><text:s text:c="3"/></text:span><text:span text:style-name="T4">Task&lt;string&gt; BuildRequestUrlForRequestAsync(TRequest request);</text:span></text:p>
            <text:p><text:span text:style-name="T4"><text:s text:c="3"/></text:span><text:span text:style-name="T4">Task&lt;THttpResult&gt; SendRequestForUrlAsync( string requestUrl );</text:span></text:p>
            <text:p><text:span text:style-name="T4"><text:s text:c="3"/></text:span><text:span text:style-name="T4">Task&lt;TResult&gt; ParseResponseDataAsync(THttpResult httpData);</text:span></text:p>
            <text:p><text:span text:style-name="T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8" draw:text-style-name="P8" draw:layer="layout" svg:width="27.172cm" svg:height="20.293cm" svg:x="0.428cm" svg:y="0.307cm">
          <draw:text-box>
            <text:p><text:span text:style-name="T4">public class RestApiCallFlow</text:span></text:p>
            <text:p><text:span text:style-name="T4">{</text:span></text:p>
            <text:p><text:span text:style-name="T4"><text:s text:c="2"/></text:span><text:span text:style-name="T4">public static </text:span><text:span text:style-name="T5">async</text:span><text:span text:style-name="T4"> Task&lt;TResult&gt; LoadRequestFromNetworkFlow</text:span></text:p>
            <text:p><text:span text:style-name="T4"><text:s text:c="2"/></text:span><text:span text:style-name="T4">&lt;TRequest, THttpResult, Tresult&gt;(</text:span></text:p>
            <text:p><text:span text:style-name="T4"><text:s text:c="5"/></text:span><text:span text:style-name="T4">TRequest request, </text:span></text:p>
            <text:p><text:span text:style-name="T4"><text:s text:c="5"/></text:span><text:span text:style-name="T4">IRestApiCallTasks&lt;TRequest, </text:span></text:p>
            <text:p><text:span text:style-name="T4"><text:s text:c="5"/></text:span><text:span text:style-name="T4">THttpResult, TResult&gt; stages)</text:span></text:p>
            <text:p><text:span text:style-name="T4"><text:s text:c="2"/></text:span><text:span text:style-name="T4">{</text:span></text:p>
            <text:p><text:span text:style-name="T4"><text:s text:c="4"/></text:span><text:span text:style-name="T4">string requestUrl = </text:span></text:p>
            <text:p><text:span text:style-name="T4"><text:s text:c="8"/></text:span><text:span text:style-name="T5">await</text:span><text:span text:style-name="T4"> stages.BuildRequestUrlForRequestAsync(request);</text:span></text:p>
            <text:p><text:span text:style-name="T4"><text:s text:c="14"/></text:span></text:p>
            <text:p><text:span text:style-name="T6"><text:s text:c="4"/></text:span><text:span text:style-name="T6">// TODO : check cache</text:span></text:p>
            <text:p><text:span text:style-name="T4"/></text:p>
            <text:p><text:span text:style-name="T4"><text:s text:c="4"/></text:span><text:span text:style-name="T4">THttpResult serverResponse = </text:span></text:p>
            <text:p><text:span text:style-name="T4"><text:s text:c="8"/></text:span><text:span text:style-name="T5">await</text:span><text:span text:style-name="T4"> stages.SendRequestForUrlAsync(requestUrl);</text:span></text:p>
            <text:p><text:span text:style-name="T4"/></text:p>
            <text:p><text:span text:style-name="T4"><text:s text:c="4"/></text:span><text:span text:style-name="T4">TResult parsedData = </text:span></text:p>
            <text:p><text:span text:style-name="T4"><text:s text:c="8"/></text:span><text:span text:style-name="T5">await</text:span><text:span text:style-name="T4"> stages.ParseResponseDataAsync(serverResponse);</text:span></text:p>
            <text:p><text:span text:style-name="T4"/></text:p>
            <text:p><text:span text:style-name="T4"><text:s text:c="4"/></text:span><text:span text:style-name="T4">return parsedData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4" draw:text-style-name="P5" draw:layer="layout" svg:width="14cm" svg:height="21cm" svg:x="7cm" svg:y="0cm">
          <draw:image xlink:href="../images/western/3-TheBa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Is this lib portabl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draw:frame draw:style-name="gr1" draw:text-style-name="P1" draw:layer="layout" svg:width="28cm" svg:height="2.6cm" svg:x="0cm" svg:y="9.8cm">
          <draw:text-box>
            <text:p text:style-name="P5"><text:span text:style-name="T1">Same API may Work Different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draw:frame draw:style-name="gr6" draw:text-style-name="P5" draw:layer="layout" svg:width="20.02cm" svg:height="21cm" svg:x="3.93cm" svg:y="0cm">
          <draw:image xlink:href="../images/8-GarbageCollecto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draw:frame draw:style-name="gr1" draw:text-style-name="P9" draw:layer="layout" svg:width="28cm" svg:height="4.587cm" svg:x="0cm" svg:y="7.8cm">
          <draw:text-box>
            <text:p text:style-name="P5"><text:span text:style-name="T1">Xamarin is Slow and has Lots of Memory Leaks</text:span></text:p>
          </draw:text-box>
        </draw:frame>
        <draw:frame draw:style-name="gr2" draw:text-style-name="P2" draw:layer="layout" svg:width="21.2cm" svg:height="1.631cm" svg:x="6.4cm" svg:y="12.769cm">
          <draw:text-box>
            <text:p text:style-name="P3"><text:span text:style-name="T2">From some holy wa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draw:frame draw:style-name="gr9" draw:text-style-name="P10" draw:layer="layout" svg:width="27cm" svg:height="7.6cm" svg:x="0.4cm" svg:y="8.6cm">
          <draw:text-box>
            <text:p><text:span text:style-name="T7">using (var webclient = new WebClient())</text:span></text:p>
            <text:p><text:span text:style-name="T7">{</text:span></text:p>
            <text:p><text:span text:style-name="T8"><text:s text:c="2"/></text:span><text:span text:style-name="T8">var imageBytes = webclient.DownloadData(url);</text:span></text:p>
            <text:p><text:span text:style-name="T7"><text:s text:c="2"/></text:span></text:p>
            <text:p><text:span text:style-name="T9"><text:s text:c="2"/></text:span><text:span text:style-name="T9">return UIImage.LoadFromData(NSData.FromArray(imageBytes));</text:span></text:p>
            <text:p><text:span text:style-name="T7">}</text:span></text:p>
          </draw:text-box>
        </draw:frame>
        <draw:frame draw:style-name="gr10" draw:text-style-name="P11" draw:layer="layout" svg:width="4.111cm" svg:height="2.163cm" svg:x="23.089cm" svg:y="18cm">
          <draw:text-box>
            <text:p><text:span text:style-name="T10">http://bit.ly/1rMJL3B</text:span></text:p>
          </draw:text-box>
        </draw:frame>
        <draw:frame draw:style-name="gr4" draw:text-style-name="P5" draw:layer="layout" svg:width="4.444cm" svg:height="6.667cm" svg:x="22.956cm" svg:y="0.4cm">
          <draw:image xlink:href="../images/western/3-TheBa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draw:frame draw:style-name="gr4" draw:text-style-name="P5" draw:layer="layout" svg:width="28cm" svg:height="19.61cm" svg:x="0cm" svg:y="0.69cm">
          <draw:image xlink:href="../images/memory/2-DontCar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draw:frame draw:style-name="gr9" draw:text-style-name="P10" draw:layer="layout" svg:width="27cm" svg:height="7.6cm" svg:x="0.4cm" svg:y="8.6cm">
          <draw:text-box>
            <text:p text:style-name="P12"><text:span text:style-name="T7">using (var webclient = new WebClient())</text:span></text:p>
            <text:p text:style-name="P12"><text:span text:style-name="T7">{</text:span></text:p>
            <text:p text:style-name="P12"><text:span text:style-name="T8"><text:s text:c="2"/></text:span><text:span text:style-name="T8">var imageBytes = webclient.DownloadData(url);</text:span></text:p>
            <text:p text:style-name="P12"><text:span text:style-name="T7"><text:s text:c="2"/></text:span></text:p>
            <text:p text:style-name="P12"><text:span text:style-name="T9"><text:s text:c="2"/></text:span><text:span text:style-name="T9">return UIImage.LoadFromData(NSData.FromArray(imageBytes));</text:span></text:p>
            <text:p text:style-name="P12"><text:span text:style-name="T7">}</text:span></text:p>
          </draw:text-box>
        </draw:frame>
        <draw:frame draw:style-name="gr10" draw:text-style-name="P11" draw:layer="layout" svg:width="4.111cm" svg:height="2.163cm" svg:x="23.089cm" svg:y="18cm">
          <draw:text-box>
            <text:p text:style-name="P7"><text:span text:style-name="T10">http://bit.ly/1rMJL3B</text:span></text:p>
          </draw:text-box>
        </draw:frame>
        <draw:frame draw:style-name="gr11" draw:text-style-name="P14" draw:layer="layout" svg:width="9.6cm" svg:height="1.826cm" svg:x="17.8cm" svg:y="1.774cm">
          <draw:text-box>
            <text:p text:style-name="P13"><text:span text:style-name="T11">Synchronous</text:span></text:p>
          </draw:text-box>
        </draw:frame>
        <draw:line draw:style-name="gr12" draw:text-style-name="P5" draw:layer="layout" svg:x1="22.4cm" svg:y1="3.826cm" svg:x2="17.2cm" svg:y2="10.4cm">
          <text:p/>
        </draw:lin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draw:frame draw:style-name="gr5" draw:text-style-name="P6" draw:layer="layout" svg:width="6.6cm" svg:height="2.613cm" svg:x="21.4cm" svg:y="17.8cm">
          <draw:text-box>
            <text:p text:style-name="P15"><text:span text:style-name="T3">http://bit.ly/1cay6bO</text:span></text:p>
          </draw:text-box>
        </draw:frame>
        <draw:frame draw:style-name="gr4" draw:text-style-name="P5" draw:layer="layout" svg:width="27.999cm" svg:height="15.748cm" svg:x="0.05cm" svg:y="-0.043cm">
          <draw:image xlink:href="../images/memory/1-cat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>
        <draw:frame draw:style-name="gr9" draw:text-style-name="P10" draw:layer="layout" svg:width="27cm" svg:height="7.6cm" svg:x="0.4cm" svg:y="7.337cm">
          <draw:text-box>
            <text:p><text:span text:style-name="T7">using (var webclient = new WebClient())</text:span></text:p>
            <text:p><text:span text:style-name="T7">{</text:span></text:p>
            <text:p><text:span text:style-name="T9"><text:s text:c="2"/></text:span><text:span text:style-name="T9">var imageBytes = webclient.DownloadData(url);</text:span></text:p>
            <text:p><text:span text:style-name="T7"><text:s text:c="2"/></text:span></text:p>
            <text:p><text:span text:style-name="T7"><text:s text:c="2"/></text:span><text:span text:style-name="T7">return </text:span><text:span text:style-name="T12">UIImage.LoadFromData</text:span><text:span text:style-name="T7">(</text:span><text:span text:style-name="T13">NSData.FromArray</text:span><text:span text:style-name="T7">(imageBytes));</text:span></text:p>
            <text:p><text:span text:style-name="T7">}</text:span></text:p>
          </draw:text-box>
        </draw:frame>
        <draw:frame draw:style-name="gr10" draw:text-style-name="P11" draw:layer="layout" svg:width="4.111cm" svg:height="2.163cm" svg:x="23.089cm" svg:y="18cm">
          <draw:text-box>
            <text:p><text:span text:style-name="T10">http://bit.ly/1rMJL3B</text:span></text:p>
          </draw:text-box>
        </draw:frame>
        <draw:frame draw:style-name="gr4" draw:text-style-name="P5" draw:layer="layout" svg:width="4.444cm" svg:height="6.667cm" svg:x="22.956cm" svg:y="0.4cm">
          <draw:image xlink:href="../images/western/3-TheBad.jpg" xlink:type="simple" xlink:show="embed" xlink:actuate="onLoad">
            <text:p/>
          </draw:image>
        </draw:frame>
        <draw:frame draw:style-name="gr11" draw:text-style-name="P14" draw:layer="layout" svg:width="9.6cm" svg:height="1.826cm" svg:x="8.2cm" svg:y="17.137cm">
          <draw:text-box>
            <text:p text:style-name="P5"><text:span text:style-name="T11">Leaks</text:span></text:p>
          </draw:text-box>
        </draw:frame>
        <draw:line draw:style-name="gr12" draw:text-style-name="P5" draw:layer="layout" svg:x1="13.8cm" svg:y1="17.137cm" svg:x2="17.2cm" svg:y2="12.537cm">
          <text:p/>
        </draw:lin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>
        <draw:frame draw:style-name="gr4" draw:text-style-name="P5" draw:layer="layout" svg:width="27.999cm" svg:height="15.215cm" svg:x="0.05cm" svg:y="0.023cm">
          <draw:image xlink:href="../images/memory/3-ImageDispose.png" xlink:type="simple" xlink:show="embed" xlink:actuate="onLoad">
            <text:p/>
          </draw:image>
        </draw:frame>
        <draw:frame draw:style-name="gr5" draw:text-style-name="P6" draw:layer="layout" svg:width="6.6cm" svg:height="2.613cm" svg:x="21.4cm" svg:y="17.801cm">
          <draw:text-box>
            <text:p text:style-name="P15"><text:span text:style-name="T3">http://bit.ly/1cay6b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2T1">
        <draw:frame presentation:style-name="pr5" draw:layer="layout" svg:width="25.199cm" svg:height="3.506cm" svg:x="1.301cm" svg:y="0.194cm" presentation:class="title" presentation:user-transformed="true">
          <draw:text-box>
            <text:p>What If I Told You...</text:p>
          </draw:text-box>
        </draw:frame>
        <draw:frame draw:style-name="gr4" draw:text-style-name="P5" draw:layer="layout" svg:width="28cm" svg:height="16.97cm" svg:x="0cm" svg:y="4.03cm" presentation:class="graphic" presentation:user-transformed="true">
          <draw:image xlink:href="../images/memory/4-WhatI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>
        <draw:frame draw:style-name="gr1" draw:text-style-name="P1" draw:layer="layout" svg:width="25.8cm" svg:height="4.587cm" svg:x="0.6cm" svg:y="9.4cm">
          <draw:text-box>
            <text:p text:style-name="P5"><text:span text:style-name="T1">All Obj-C/Java bindings are </text:span><text:span text:style-name="T14">IDisposab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>
        <draw:frame draw:style-name="gr13" draw:text-style-name="P16" draw:layer="layout" svg:width="27.109cm" svg:height="15.983cm" svg:x="0.491cm" svg:y="2.217cm">
          <draw:text-box>
            <text:p><text:span text:style-name="T15">byte[] data = null;</text:span></text:p>
            <text:p><text:span text:style-name="T15">using (Stream response = await session.DownloadResourceAsync(request))</text:span></text:p>
            <text:p><text:span text:style-name="T15">using (MemoryStream responseInMemory = new MemoryStream())</text:span></text:p>
            <text:p><text:span text:style-name="T15">{</text:span></text:p>
            <text:p><text:span text:style-name="T15"><text:s text:c="2"/></text:span><text:span text:style-name="T15">await response.CopyToAsync(responseInMemory);</text:span></text:p>
            <text:p><text:span text:style-name="T15"><text:s text:c="2"/></text:span><text:span text:style-name="T15">data = responseInMemory.ToArray();</text:span></text:p>
            <text:p><text:span text:style-name="T15">}</text:span></text:p>
            <text:p><text:span text:style-name="T15"/></text:p>
            <text:p><text:span text:style-name="T15">BeginInvokeOnMainThread(delegate</text:span></text:p>
            <text:p><text:span text:style-name="T15">{</text:span></text:p>
            <text:p><text:span text:style-name="T15"><text:s text:c="2"/></text:span><text:span text:style-name="T15">using ( NSData imageData = NSData.FromArray(data) )</text:span></text:p>
            <text:p><text:span text:style-name="T15"><text:s text:c="2"/></text:span><text:span text:style-name="T15">{</text:span></text:p>
            <text:p><text:span text:style-name="T15"><text:s text:c="4"/></text:span><text:span text:style-name="T15">using ( UIImage image = new UIImage(imageData) )</text:span></text:p>
            <text:p><text:span text:style-name="T15"><text:s text:c="4"/></text:span><text:span text:style-name="T15">{</text:span></text:p>
            <text:p><text:span text:style-name="T15"><text:s text:c="6"/></text:span><text:span text:style-name="T15">this.ImageView.Image = image;</text:span></text:p>
            <text:p><text:span text:style-name="T15"><text:s text:c="4"/></text:span><text:span text:style-name="T15">}</text:span></text:p>
            <text:p><text:span text:style-name="T15"><text:s text:c="2"/></text:span><text:span text:style-name="T15">}</text:span></text:p>
            <text:p><text:span text:style-name="T15">});</text:span></text:p>
          </draw:text-box>
        </draw:frame>
        <draw:frame draw:style-name="gr14" draw:text-style-name="P6" draw:layer="layout" svg:width="5.684cm" svg:height="2.613cm" svg:x="21.8cm" svg:y="17.8cm">
          <draw:text-box>
            <text:p><text:span text:style-name="T3">http://bit.ly/1ukw1i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>
        <draw:frame draw:style-name="gr6" draw:text-style-name="P5" draw:layer="layout" svg:width="13.99cm" svg:height="21cm" svg:x="7.2cm" svg:y="0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Xamarin.Forms</text:span></text:p>
          </draw:text-box>
        </draw:frame>
        <draw:frame draw:style-name="gr6" draw:text-style-name="P5" draw:layer="layout" svg:width="4.444cm" svg:height="6.667cm" svg:x="23cm" svg:y="0.533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Break their own Principles</text:span></text:p>
          </draw:text-box>
        </draw:frame>
        <draw:frame draw:style-name="gr6" draw:text-style-name="P5" draw:layer="layout" svg:width="4.444cm" svg:height="6.667cm" svg:x="23cm" svg:y="0.534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>
        <draw:frame draw:style-name="gr1" draw:text-style-name="P1" draw:layer="layout" svg:width="25.8cm" svg:height="4.587cm" svg:x="0.6cm" svg:y="9.4cm">
          <draw:text-box>
            <text:p text:style-name="P5"><text:span text:style-name="T1">Aiming for a Single Codebase</text:span></text:p>
          </draw:text-box>
        </draw:frame>
        <draw:frame draw:style-name="gr6" draw:text-style-name="P5" draw:layer="layout" svg:width="4.444cm" svg:height="6.667cm" svg:x="23cm" svg:y="0.534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>
        <draw:frame draw:style-name="gr4" draw:text-style-name="P5" draw:layer="layout" svg:width="20cm" svg:height="15cm" svg:x="4.082cm" svg:y="3.109cm">
          <draw:image xlink:href="../images/9-Scroog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"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1:49:11.771000000</meta:creation-date>
    <dc:date>2014-10-18T14:42:20.295000000</dc:date>
    <meta:editing-duration>PT4H55M55S</meta:editing-duration>
    <meta:editing-cycles>113</meta:editing-cycles>
    <meta:generator>LibreOffice/4.2.0.4$Windows_x86 LibreOffice_project/05dceb5d363845f2cf968344d7adab8dcfb2ba71</meta:generator>
    <meta:document-statistic meta:object-count="161"/>
  </office:meta>
</office:document-meta>
</file>